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391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0000" fo:font-size="96pt" fo:text-shadow="1pt 1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  <style:text-properties fo:color="#ff0000" fo:font-size="96pt" fo:text-shadow="1pt 1pt"/>
    </style:style>
    <style:style style:name="T1" style:family="text">
      <style:text-properties fo:color="#ff0000" fo:font-size="96pt" fo:text-shadow="1pt 1pt"/>
    </style:style>
    <style:style style:name="T2" style:family="text">
      <style:text-properties fo:color="#000000" fo:font-size="96pt" fo:text-shadow="1pt 1pt"/>
    </style:style>
    <style:style style:name="T3" style:family="text">
      <style:text-properties fo:font-size="96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9cm" svg:height="9.5cm" svg:x="4.5cm" svg:y="4cm">
          <draw:text-box>
            <text:p text:style-name="P1"/>
          </draw:text-box>
        </draw:frame>
        <draw:frame draw:style-name="gr2" draw:text-style-name="P2" draw:layer="layout" svg:width="22cm" svg:height="8.641cm" svg:x="3.5cm" svg:y="7cm">
          <draw:text-box>
            <text:p text:style-name="P2"><text:span text:style-name="T1">Hello </text:span><text:span text:style-name="T2">World</text:span><text:span text:style-name="T1"> 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2" draw:layer="layout" svg:width="22cm" svg:height="8.641cm" svg:x="3.5cm" svg:y="7.001cm">
          <draw:text-box>
            <text:p text:style-name="P4"><text:span text:style-name="T3">Welcom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2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ylvain</meta:initial-creator>
    <meta:creation-date>2007-06-04T16:27:21</meta:creation-date>
    <dc:creator>sylvain</dc:creator>
    <dc:date>2007-06-04T16:29:14</dc:date>
    <dc:language>fr-FR</dc:language>
    <meta:editing-cycles>2</meta:editing-cycles>
    <meta:editing-duration>PT2M33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